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F00000411E699AE706E0E290B.png" manifest:media-type="image/png"/>
  <manifest:file-entry manifest:full-path="Pictures/10000001000003BF000004114362007FF24A3A44.png" manifest:media-type="image/png"/>
  <manifest:file-entry manifest:full-path="Pictures/10000001000003BF00000411BE1FB5905F062F94.png" manifest:media-type="image/png"/>
  <manifest:file-entry manifest:full-path="Pictures/10000001000003BF000004117D21018A99853B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8.454cm" draw:z-index="0"><draw:image xlink:href="Pictures/10000001000003BF000004117D21018A99853BE0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17cm" svg:height="18.454cm" draw:z-index="1"><draw:image xlink:href="Pictures/10000001000003BF000004114362007FF24A3A4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18.454cm" draw:z-index="2"><draw:image xlink:href="Pictures/10000001000003BF00000411BE1FB5905F062F9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18.454cm" draw:z-index="3"><draw:image xlink:href="Pictures/10000001000003BF00000411E699AE706E0E290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0:36:45.124726545</meta:creation-date>
    <dc:date>2023-09-28T10:53:57.183418563</dc:date>
    <meta:editing-duration>PT17M10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